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ssarra 19.3</text:p>
      <text:p text:style-name="Standard"/>
      <text:p text:style-name="Standard">pesos:</text:p>
      <text:p text:style-name="Standard">60,5 // 18.2</text:p>
      <text:p text:style-name="Standard">60,2 // 19,2</text:p>
      <text:p text:style-name="Standard">60,7 // 20.2</text:p>
      <text:p text:style-name="Standard">60,9 // 21,2</text:p>
      <text:p text:style-name="Standard">61,4 // 22,2</text:p>
      <text:p text:style-name="Standard">60,5 // 24,2</text:p>
      <text:p text:style-name="Standard">60,4 // 25.2</text:p>
      <text:p text:style-name="Standard">62,0 // 26.2</text:p>
      <text:p text:style-name="Standard">61,4 // 27.2</text:p>
      <text:p text:style-name="Standard">60,8 // 28,2</text:p>
      <text:p text:style-name="Standard">60,5 // 1.3</text:p>
      <text:p text:style-name="Standard">60,1 // 4,3</text:p>
      <text:p text:style-name="Standard">60,4 // 9,3</text:p>
      <text:p text:style-name="Standard">60,0 // 10,3</text:p>
      <text:p text:style-name="Standard">59,7 // 11,3</text:p>
      <text:p text:style-name="Standard">59,5 // 14,3</text:p>
      <text:p text:style-name="Standard"/>
      <text:p text:style-name="Standard">….........................................................</text:p>
      <text:p text:style-name="Standard"/>
      <text:p text:style-name="Standard"/>
      <text:p text:style-name="Standard">uni, recollir diploma, previsions y planning, </text:p>
      <text:p text:style-name="Standard"/>
      <text:p text:style-name="Standard">compta steam, azicalar, apps gutxi, twitter, meetup, dpm, dronestagram</text:p>
      <text:p text:style-name="Standard">bañera, ordre, formatejar pc vell, spotif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9T19:56:03.44</meta:creation-date>
    <meta:document-statistic meta:table-count="0" meta:image-count="0" meta:object-count="0" meta:page-count="1" meta:paragraph-count="22" meta:word-count="74" meta:character-count="424"/>
    <dc:date>2019-03-19T20:05:15.69</dc:date>
    <meta:editing-duration>PT9M18S</meta:editing-duration>
    <meta:editing-cycles>1</meta:editing-cycles>
    <meta:generator>OpenOffice/4.1.3$Win32 OpenOffice.org_project/413m1$Build-9783</meta:generator>
  </office:meta>
</office:document-meta>
</file>